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font-name="Arial" fo:font-size="14pt" style:text-underline-style="none" fo:font-weight="normal" officeooo:rsid="001b551a" officeooo:paragraph-rsid="001b551a" style:font-size-asian="14pt" style:font-weight-asian="normal" style:font-size-complex="14pt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style:use-window-font-color="true" style:font-name="Arial" fo:font-size="14pt" style:text-underline-style="none" fo:font-weight="normal" officeooo:rsid="001b551a" officeooo:paragraph-rsid="001b551a" style:font-size-asian="14pt" style:font-weight-asian="normal" style:font-size-complex="14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style:use-window-font-color="true" style:font-name="Arial" fo:font-size="14pt" style:text-underline-style="none" fo:font-weight="normal" officeooo:rsid="001b551a" officeooo:paragraph-rsid="001b551a" style:font-size-asian="14pt" style:font-weight-asian="normal" style:font-size-complex="14pt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style:use-window-font-color="true" style:font-name="Arial" fo:font-size="14pt" style:text-underline-style="none" fo:font-weight="normal" officeooo:rsid="001b551a" officeooo:paragraph-rsid="001b551a" style:font-size-asian="14pt" style:font-weight-asian="normal" style:font-size-complex="14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style:use-window-font-color="true" style:font-name="Arial" fo:font-size="14pt" style:text-underline-style="none" fo:font-weight="normal" officeooo:rsid="001c0b36" officeooo:paragraph-rsid="001c0b36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Arial" fo:font-size="14pt" style:text-underline-style="none" fo:font-weight="normal" officeooo:rsid="001c0b36" officeooo:paragraph-rsid="001c0b36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3333" style:font-name="Arial" fo:font-size="14pt" style:text-underline-style="solid" style:text-underline-width="auto" style:text-underline-color="font-color" fo:font-weight="bold" officeooo:rsid="001b551a" officeooo:paragraph-rsid="001b551a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9900" style:font-name="Arial" fo:font-size="14pt" style:text-underline-style="solid" style:text-underline-width="auto" style:text-underline-color="font-color" fo:font-weight="bold" officeooo:rsid="001b551a" officeooo:paragraph-rsid="001b551a" style:font-size-asian="14pt" style:font-weight-asian="bold" style:font-size-complex="14pt" style:font-weight-complex="bold"/>
    </style:style>
    <style:style style:name="T1" style:family="text">
      <style:text-properties officeooo:rsid="001c0b36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oup-garou</text:p>
      <text:p text:style-name="P7"/>
      <text:p text:style-name="P8">Histoire :</text:p>
      <text:p text:style-name="P1">Votre meute a été anéantie et vous avez été chassé de votre territoire par une autre meute. Vous allez devoir apprendre à survivre dans ce nouveau territoire, puis recréé une meute afin de récupérer votre ancien territoire.</text:p>
      <text:p text:style-name="P8"/>
      <text:p text:style-name="P8">Objectifs :</text:p>
      <text:p text:style-name="P1">Pour créer votre meute, il vous faut :</text:p>
      <text:list xml:id="list7319359353388566441" text:style-name="L1">
        <text:list-item>
          <text:p text:style-name="P2">sécurisé le territoire sur lequel vous êtes.</text:p>
        </text:list-item>
        <text:list-item>
          <text:p text:style-name="P2">créé un village pour l'hébergée.</text:p>
        </text:list-item>
      </text:list>
      <text:p text:style-name="P1"/>
      <text:p text:style-name="P1">Pour sécuriser le territoire, il vous faut :</text:p>
      <text:list xml:id="list5545396431553856904" text:style-name="L2">
        <text:list-item>
          <text:p text:style-name="P3">l'éclairé avec des torches (au début), puis faire patrouiller votre meute.</text:p>
        </text:list-item>
        <text:list-item>
          <text:p text:style-name="P3"/>
        </text:list-item>
      </text:list>
      <text:p text:style-name="P1"/>
      <text:p text:style-name="P1">Pour créer un village, il vous faut :</text:p>
      <text:list xml:id="list4415818680621202241" text:style-name="L3">
        <text:list-item>
          <text:p text:style-name="P4">une tanière (au minimum) ou un château (au maximum), <text:span text:style-name="T1">pour vous, votre compagne/compagnon et pour vos petits.</text:span></text:p>
        </text:list-item>
        <text:list-item>
          <text:p text:style-name="P5">Une forge, pour le forgeron.</text:p>
        </text:list-item>
        <text:list-item>
          <text:p text:style-name="P5">Une armurerie, pour l'armurier.</text:p>
        </text:list-item>
        <text:list-item>
          <text:p text:style-name="P5">Une forêt relativement grande, pour votre meute.</text:p>
        </text:list-item>
        <text:list-item>
          <text:p text:style-name="P5">Une caserne, pour vos guerriers.</text:p>
        </text:list-item>
        <text:list-item>
          <text:p text:style-name="P5">Une ferme avec champs et élevage, pour vous nourrir.</text:p>
        </text:list-item>
      </text:list>
      <text:p text:style-name="P6"/>
      <text:p text:style-name="P6">Il est possible que je rajoute plus d'objectif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erloup10 </meta:initial-creator>
    <meta:creation-date>2014-02-21T00:33:23.217603410</meta:creation-date>
    <meta:editing-cycles>1</meta:editing-cycles>
    <meta:editing-duration>PT6M18S</meta:editing-duration>
    <dc:date>2014-02-21T00:54:51.993612179</dc:date>
    <dc:creator>Superloup10 </dc:creator>
    <meta:document-statistic meta:table-count="0" meta:image-count="0" meta:object-count="0" meta:page-count="1" meta:paragraph-count="18" meta:word-count="154" meta:character-count="890" meta:non-whitespace-character-count="763"/>
    <meta:generator>LibreOffice/4.1.3.2$Linux_X86_64 LibreOffice_project/410m0$Build-2</meta:generator>
  </office:meta>
</office:document-meta>
</file>